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200000047DC3808F93185DF2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Encabezado">
      <style:paragraph-properties fo:line-height="115%" fo:text-align="end" style:justify-single-word="false"/>
    </style:style>
    <style:style style:name="P3" style:family="paragraph" style:parent-style-name="Encabezado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Normal">
      <style:paragraph-properties fo:margin-top="0cm" fo:margin-bottom="0.3cm" loext:contextual-spacing="false" fo:line-height="150%"/>
    </style:style>
    <style:style style:name="P6" style:family="paragraph" style:parent-style-name="Standard">
      <style:paragraph-properties fo:margin-top="0cm" fo:margin-bottom="0.3cm" loext:contextual-spacing="false" fo:line-height="150%"/>
    </style:style>
    <style:style style:name="P7" style:family="paragraph" style:parent-style-name="Normal" style:master-page-name="MP0">
      <style:paragraph-properties fo:margin-left="1.27cm" fo:margin-right="0cm" fo:margin-top="0cm" fo:margin-bottom="0.3cm" loext:contextual-spacing="false" fo:line-height="150%" fo:text-indent="-0.635cm" style:auto-text-indent="false" style:page-number="auto" fo:break-before="page">
        <style:tab-stops/>
      </style:paragraph-properties>
    </style:style>
    <style:style style:name="P8" style:family="paragraph" style:parent-style-name="Standard" style:list-style-name="L1">
      <style:paragraph-properties fo:margin-top="0cm" fo:margin-bottom="0.3cm" loext:contextual-spacing="false" fo:line-height="150%"/>
    </style:style>
    <style:style style:name="P9" style:family="paragraph" style:parent-style-name="Standard" style:list-style-name="L2">
      <style:paragraph-properties fo:margin-top="0cm" fo:margin-bottom="0.3cm" loext:contextual-spacing="false" fo:line-height="150%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5">Ejercicio 1 – Lenguajes de programación:</text:p>
      <text:list xml:id="list3061179016" text:style-name="L1">
        <text:list-item>
          <text:p text:style-name="P8">Busca en internet cuales son los tres frameworks PHP más utilizados, e indica:</text:p>
          <text:list>
            <text:list-item>
              <text:p text:style-name="P8">Año de creación</text:p>
            </text:list-item>
            <text:list-item>
              <text:p text:style-name="P8">Última versión</text:p>
            </text:list-item>
          </text:list>
        </text:list-item>
      </text:list>
      <text:p text:style-name="P6">Respuesta</text:p>
      <text:list xml:id="list1141258209" text:style-name="L2">
        <text:list-item>
          <text:p text:style-name="P9">Laravel</text:p>
          <text:list>
            <text:list-item>
              <text:p text:style-name="P9">Año de creación: 9 de Junio de 2011</text:p>
            </text:list-item>
            <text:list-item>
              <text:p text:style-name="P9">Última versión: 6.13.0 (29 de Enero de 2020)</text:p>
            </text:list-item>
          </text:list>
        </text:list-item>
        <text:list-item>
          <text:p text:style-name="P9">CodeIgniter</text:p>
          <text:list>
            <text:list-item>
              <text:p text:style-name="P9">Año de creación: 28 de Febrero de 2006</text:p>
            </text:list-item>
            <text:list-item>
              <text:p text:style-name="P9">Última versión: 4.0.4 (15 de Julio de 2020)</text:p>
            </text:list-item>
          </text:list>
        </text:list-item>
        <text:list-item>
          <text:p text:style-name="P9">Symfony</text:p>
          <text:list>
            <text:list-item>
              <text:p text:style-name="P9">Año de creación: 22 de Octubre de 2005</text:p>
            </text:list-item>
            <text:list-item>
              <text:p text:style-name="P9">Última versión: 5.1.5 (2 de Septiembre de 2020)</text:p>
            </text:list-item>
          </text:list>
        </text:list-item>
      </text:list>
      <text:p text:style-name="Horizontal_20_Line"/>
      <text:p text:style-name="Text_20_body">2) <text:s/>Busca tres ofertas de trabajo de trabajo de “desarrollo de software” en Infojobs en la provincia de Alicante que citen PHP.</text:p>
      <text:p text:style-name="Text_20_body">Oferta 1:</text:p>
      <text:list xml:id="list657966483" text:style-name="L3">
        <text:list-item>
          <text:p text:style-name="P10">Empresa: TELFY TELECOM SL</text:p>
        </text:list-item>
        <text:list-item>
          <text:p text:style-name="P10">Puesto: Full Stack Developer</text:p>
        </text:list-item>
        <text:list-item>
          <text:p text:style-name="P10">Framework PHP: Laravel</text:p>
        </text:list-item>
        <text:list-item>
          <text:p text:style-name="P10"><text:a xlink:type="simple" xlink:href="https://www.infojobs.net/catral/programador-full-stack-developer-sistema-gestion-integral/of-i5378083c794aab94091cc8ee9ca144?applicationOrigin=search-new%7Celement~39209695510&amp;searchId=39209695510&amp;page=2&amp;sortBy=PUBLICATION_DATE" office:target-frame-name="_top" xlink:show="replace" text:style-name="Internet_20_link" text:visited-style-name="Visited_20_Internet_20_Link">Enlace</text:a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Oferta 2:</text:p>
      <text:list xml:id="list3144848787" text:style-name="L4">
        <text:list-item>
          <text:p text:style-name="P11">Empresa: Auren BLC</text:p>
        </text:list-item>
        <text:list-item>
          <text:p text:style-name="P11">Puesto: Programador jefe</text:p>
        </text:list-item>
        <text:list-item>
          <text:p text:style-name="P11">Framework PHP: Symfony</text:p>
        </text:list-item>
        <text:list-item>
          <text:p text:style-name="P11"><text:a xlink:type="simple" xlink:href="https://www.infojobs.net/alicante/programador-jefe-php-symfony/of-i2a3dd5dd844f8bb5953d11f622e7f7?applicationOrigin=search-new%7Celement~39209368682&amp;searchId=39209368682&amp;page=2&amp;sortBy=PUBLICATION_DATE" office:target-frame-name="_top" xlink:show="replace" text:style-name="Internet_20_link" text:visited-style-name="Visited_20_Internet_20_Link">Enlace</text:a></text:p>
        </text:list-item>
      </text:list>
      <text:p text:style-name="Text_20_body"/>
      <text:p text:style-name="Text_20_body">Oferta 3:</text:p>
      <text:list xml:id="list3656950723" text:style-name="L5">
        <text:list-item>
          <text:p text:style-name="P12">Empresa: Viajes Alameda</text:p>
        </text:list-item>
        <text:list-item>
          <text:p text:style-name="P12">Puesto: Full Stack Developer</text:p>
        </text:list-item>
        <text:list-item>
          <text:p text:style-name="P12">Framework PHP: Symfony</text:p>
        </text:list-item>
        <text:list-item>
          <text:p text:style-name="P12"><text:a xlink:type="simple" xlink:href="https://www.infojobs.net/benidorm/full-stack-developer/of-ic09cd8ea884c9eb8e1d52a3239c191?applicationOrigin=search-new%7Celement~39209695510&amp;searchId=39209695510&amp;page=2&amp;sortBy=PUBLICATION_DATE" office:target-frame-name="_top" xlink:show="replace" text:style-name="Internet_20_link" text:visited-style-name="Visited_20_Internet_20_Link">Enlace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Encabezado" style:family="paragraph" style:parent-style-name="Header_20_and_20_Footer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SimSun" style:font-family-asian="NSimSun" style:font-family-generic-asian="modern" style:font-pitch-asian="fixed" style:font-name-complex="Lucida Sans" style:font-family-complex="'Lucida Sans'" style:font-family-generic-complex="swiss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Encabezado">
      <style:paragraph-properties fo:line-height="115%" fo:text-align="end" style:justify-single-word="false"/>
    </style:style>
    <style:style style:name="MP3" style:family="paragraph" style:parent-style-name="Encabezado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orma2_0" text:anchor-type="paragraph" svg:x="-0.044cm" svg:y="-0.439cm" svg:width="2.972cm" style:rel-width="scale" svg:height="1.005cm" style:rel-height="scale" draw:z-index="1"><draw:image xlink:href="Pictures/10000000000000D200000047DC3808F93185DF28.png" xlink:type="simple" xlink:show="embed" xlink:actuate="onLoad" loext:mime-type="image/png"/></draw:frame><text:span text:style-name="Fuente_20_de_20_párrafo_20_predeter."><text:span text:style-name="MT1">Desarrollo Web en Entorno Servidor</text:span></text:span></text:p>
        <text:p text:style-name="MP2">Unidad 01 – Arquitecturas Web</text:p>
        <text:p text:style-name="MP3">Nombre: Alexis Coves Berna<text:tab/><text:tab/>Fecha: 16/09/20</text:p>
      </style:header>
      <style:footer>
        <text:p text:style-name="MP4"><text:page-number text:select-page="current">1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creation-date>2020-09-09T21:30:00Z</meta:creation-date>
    <dc:date>2020-09-18T22:41:38.897000000</dc:date>
    <meta:editing-cycles>18</meta:editing-cycles>
    <meta:editing-duration>PT1H47M46S</meta:editing-duration>
    <meta:document-statistic meta:table-count="0" meta:image-count="1" meta:object-count="0" meta:page-count="2" meta:paragraph-count="34" meta:word-count="178" meta:character-count="948" meta:non-whitespace-character-count="824"/>
    <meta:template xlink:type="simple" xlink:actuate="onRequest" xlink:title="" xlink:href="Normal.dotm"/>
  </office:meta>
</office:document-meta>
</file>